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erif" svg:font-family="serif"/>
  </office:font-face-decls>
  <office:automatic-styles>
    <style:style style:name="P1" style:family="paragraph" style:parent-style-name="Standard">
      <style:text-properties officeooo:rsid="001c02c8" officeooo:paragraph-rsid="00045310"/>
    </style:style>
    <style:style style:name="P2" style:family="paragraph" style:parent-style-name="Standard">
      <style:text-properties officeooo:rsid="000a1d84" officeooo:paragraph-rsid="00045310"/>
    </style:style>
    <style:style style:name="P3" style:family="paragraph" style:list-style-name="L1"/>
    <style:style style:name="P4" style:family="paragraph" style:parent-style-name="Standard" style:list-style-name="L1">
      <style:text-properties officeooo:rsid="000bfd64" officeooo:paragraph-rsid="00045310"/>
    </style:style>
    <style:style style:name="P5" style:family="paragraph" style:parent-style-name="Standard" style:list-style-name="L1">
      <style:text-properties officeooo:rsid="000d5925" officeooo:paragraph-rsid="00050e5d"/>
    </style:style>
    <style:style style:name="P6" style:family="paragraph" style:parent-style-name="Standard" style:list-style-name="L1">
      <style:text-properties officeooo:rsid="000d5925" officeooo:paragraph-rsid="000ab176"/>
    </style:style>
    <style:style style:name="P7" style:family="paragraph" style:parent-style-name="Standard" style:list-style-name="L1">
      <style:text-properties officeooo:rsid="000d5925" officeooo:paragraph-rsid="000b049f"/>
    </style:style>
    <style:style style:name="P8" style:family="paragraph" style:parent-style-name="Standard" style:list-style-name="L1">
      <style:text-properties officeooo:rsid="000d5925" officeooo:paragraph-rsid="000c5077"/>
    </style:style>
    <style:style style:name="P9" style:family="paragraph" style:parent-style-name="Standard" style:list-style-name="L1">
      <style:text-properties officeooo:rsid="000b71fe" officeooo:paragraph-rsid="00050e5d"/>
    </style:style>
    <style:style style:name="P10" style:family="paragraph" style:parent-style-name="Standard" style:list-style-name="L1">
      <style:text-properties officeooo:rsid="000b71fe" officeooo:paragraph-rsid="000c5077"/>
    </style:style>
    <style:style style:name="P11" style:family="paragraph" style:parent-style-name="Standard" style:list-style-name="L1">
      <style:text-properties officeooo:rsid="000b71fe" officeooo:paragraph-rsid="000e3f3d"/>
    </style:style>
    <style:style style:name="P12" style:family="paragraph" style:parent-style-name="Standard" style:list-style-name="L1">
      <style:text-properties officeooo:rsid="000ab176" officeooo:paragraph-rsid="000ab176"/>
    </style:style>
    <style:style style:name="P13" style:family="paragraph" style:parent-style-name="Standard" style:list-style-name="L1">
      <style:text-properties officeooo:rsid="000ab176" officeooo:paragraph-rsid="000b049f"/>
    </style:style>
    <style:style style:name="P14" style:family="paragraph" style:parent-style-name="Standard" style:list-style-name="L1">
      <style:text-properties officeooo:rsid="000ab176" officeooo:paragraph-rsid="000c5077"/>
    </style:style>
    <style:style style:name="P15" style:family="paragraph" style:parent-style-name="Standard" style:list-style-name="L1">
      <style:text-properties officeooo:rsid="000d654e" officeooo:paragraph-rsid="00050e5d"/>
    </style:style>
    <style:style style:name="P16" style:family="paragraph" style:parent-style-name="Standard" style:list-style-name="L1">
      <style:text-properties officeooo:rsid="000b049f" officeooo:paragraph-rsid="000b049f"/>
    </style:style>
    <style:style style:name="P17" style:family="paragraph" style:parent-style-name="Standard" style:list-style-name="L1">
      <style:text-properties officeooo:rsid="000b049f" officeooo:paragraph-rsid="000c5077"/>
    </style:style>
    <style:style style:name="P18" style:family="paragraph" style:parent-style-name="Standard">
      <style:text-properties officeooo:rsid="000a1d84" officeooo:paragraph-rsid="00045310"/>
    </style:style>
    <style:style style:name="P19" style:family="paragraph" style:parent-style-name="Standard">
      <style:text-properties officeooo:rsid="0018973f" officeooo:paragraph-rsid="00045310"/>
    </style:style>
    <style:style style:name="P20" style:family="paragraph" style:parent-style-name="Standard" style:list-style-name="L1">
      <style:text-properties officeooo:rsid="000c5077" officeooo:paragraph-rsid="000c5077"/>
    </style:style>
    <style:style style:name="P21" style:family="paragraph" style:parent-style-name="Standard" style:list-style-name="L1">
      <style:text-properties officeooo:rsid="000e3f3d" officeooo:paragraph-rsid="000e3f3d"/>
    </style:style>
    <style:style style:name="T1" style:family="text">
      <style:text-properties style:text-position="super 58%"/>
    </style:style>
    <style:style style:name="T2" style:family="text">
      <style:text-properties officeooo:rsid="001a9bbd"/>
    </style:style>
    <style:style style:name="T3" style:family="text">
      <style:text-properties officeooo:rsid="00045310"/>
    </style:style>
    <style:style style:name="T4" style:family="text">
      <style:text-properties officeooo:rsid="000d654e"/>
    </style:style>
    <style:style style:name="T5" style:family="text">
      <style:text-properties officeooo:rsid="0027fdb5"/>
    </style:style>
    <style:style style:name="T6" style:family="text">
      <style:text-properties officeooo:rsid="000654a1"/>
    </style:style>
    <style:style style:name="T7" style:family="text">
      <style:text-properties officeooo:rsid="00074b69"/>
    </style:style>
    <style:style style:name="T8" style:family="text">
      <style:text-properties officeooo:rsid="001d1acb"/>
    </style:style>
    <style:style style:name="T9" style:family="text">
      <style:text-properties officeooo:rsid="000ab176"/>
    </style:style>
    <style:style style:name="T10" style:family="text">
      <style:text-properties officeooo:rsid="000acf6a"/>
    </style:style>
    <style:style style:name="T11" style:family="text">
      <style:text-properties officeooo:rsid="000b049f"/>
    </style:style>
    <style:style style:name="T12" style:family="text">
      <style:text-properties officeooo:rsid="000c5077"/>
    </style:style>
    <style:style style:name="T13" style:family="text">
      <style:text-properties fo:font-style="italic" officeooo:rsid="000c5077" style:font-style-asian="italic" style:font-style-complex="italic"/>
    </style:style>
    <style:style style:name="T14" style:family="text">
      <style:text-properties fo:font-style="normal" officeooo:rsid="000c5077" style:font-style-asian="normal" style:font-style-complex="normal"/>
    </style:style>
    <style:style style:name="T15" style:family="text">
      <style:text-properties officeooo:rsid="000b71fe"/>
    </style:style>
    <style:style style:name="T16" style:family="text">
      <style:text-properties officeooo:rsid="000e3f3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uary <text:span text:style-name="T3">14</text:span><text:span text:style-name="T1">th</text:span>, 2023</text:p>
      <text:p text:style-name="P2">Kitkat <text:span text:style-name="T2">Dambeck</text:span></text:p>
      <text:p text:style-name="P2">Expository Writing</text:p>
      <text:p text:style-name="P2">First Essay Outline <text:span text:style-name="T3">#2</text:span></text:p>
      <text:p text:style-name="P19"/>
      <text:list xml:id="list1994310759" text:style-name="L1">
        <text:list-item>
          <text:p text:style-name="P4">Prompt.</text:p>
          <text:list>
            <text:list-item>
              <text:p text:style-name="P4">To what extend to social groups and music effect an individuals definition of self.</text:p>
            </text:list-item>
          </text:list>
        </text:list-item>
        <text:list-item>
          <text:p text:style-name="P5">Essay <text:span text:style-name="T4">formula. </text:span><text:span text:style-name="T12">~200 words</text:span></text:p>
          <text:list>
            <text:list-item>
              <text:p text:style-name="P5">Intro paragraph.</text:p>
              <text:list>
                <text:list-item>
                  <text:p text:style-name="P6">Opening statement. <text:span text:style-name="T8">1-2 sentences. </text:span><text:span text:style-name="T9">G</text:span><text:span text:style-name="T8">eneral thought on the thesis. </text:span><text:span text:style-name="T7">Introduce authors.</text:span></text:p>
                  <text:list>
                    <text:list-item>
                      <text:p text:style-name="P20">Today, nearly everyone is connected to mass media. </text:p>
                    </text:list-item>
                    <text:list-item>
                      <text:p text:style-name="P10">American philosopher and professor Alva Noë <text:span text:style-name="T12">writes about pop fans relattionship to must in their essay </text:span><text:span text:style-name="T13">Air Guitar Styles. </text:span></text:p>
                    </text:list-item>
                    <text:list-item>
                      <text:p text:style-name="P10"><text:span text:style-name="T14">Famous American science author Steven Johnson also writes about mass culture, not from the perspective of media, but rather through patterns, structure, and emergent behavior.</text:span></text:p>
                    </text:list-item>
                  </text:list>
                </text:list-item>
                <text:list-item>
                  <text:p text:style-name="P5"><text:span text:style-name="T6">State </text:span>Thesis. <text:span text:style-name="T9">1-3 sentences. </text:span><text:span text:style-name="T5">By examining Β, and Γ, it is clear that Α.</text:span></text:p>
                  <text:list>
                    <text:list-item>
                      <text:p text:style-name="P9">By examining pop fandoms and Manchester’s Gay Village, it can be seen that music and social groups can have a significant impact on an individual's definition of self.</text:p>
                    </text:list-item>
                  </text:list>
                </text:list-item>
              </text:list>
            </text:list-item>
            <text:list-item>
              <text:p text:style-name="P5">Body paragraph one. </text:p>
              <text:list>
                <text:list-item>
                  <text:p text:style-name="P5"><text:span text:style-name="T9">Topic statement. </text:span><text:span text:style-name="T6">State </text:span><text:span text:style-name="T9">paragraph </text:span><text:span text:style-name="T10">claim, analysis &amp; relation to thesis. No generalization.</text:span></text:p>
                  <text:list>
                    <text:list-item>
                      <text:p text:style-name="P20">Especially in America, mass culture is divided into many subculture. </text:p>
                    </text:list-item>
                    <text:list-item>
                      <text:p text:style-name="P20">These s<text:span text:style-name="T15">ubcultures regularly articulate themselves through music.</text:span></text:p>
                    </text:list-item>
                    <text:list-item>
                      <text:p text:style-name="P10">By examining this, <text:span text:style-name="T12">it can be seen </text:span>that music becomes the <text:span text:style-name="T12">[</text:span>vector<text:span text:style-name="T12">]</text:span> which the individual defines themselves as belonging to the group.</text:p>
                    </text:list-item>
                  </text:list>
                </text:list-item>
                <text:list-item>
                  <text:p text:style-name="P12">Quote one.</text:p>
                  <text:list>
                    <text:list-item>
                      <text:p text:style-name="P12"><text:span text:style-name="T11">I</text:span>ntro.</text:p>
                      <text:list>
                        <text:list-item>
                          <text:p text:style-name="P20">About music subcultures, Noë says that </text:p>
                        </text:list-item>
                      </text:list>
                    </text:list-item>
                    <text:list-item>
                      <text:p text:style-name="P12"><text:span text:style-name="T11">Q</text:span>uotation.</text:p>
                      <text:list>
                        <text:list-item>
                          <text:p text:style-name="P20">“pop music is concerned with personal style… We sort tribes by their music. The hippies, the punks, the jocks, the mods, the rockers, etc. Black music, white music. These differences matter.” (Noë 178).</text:p>
                        </text:list-item>
                      </text:list>
                    </text:list-item>
                    <text:list-item>
                      <text:p text:style-name="P16">Summarize. </text:p>
                      <text:list>
                        <text:list-item>
                          <text:p text:style-name="P21">In other words, pop music is so intertwined with style, that it acts as shorthand to refer to whole groups of people. </text:p>
                        </text:list-item>
                        <text:list-item>
                          <text:p text:style-name="P11"><text:s/>Considering each of the tribes, or subcultures, its easy to connect the music and stereotypical images of them; Hippes conjure images of the Grateful Dead and tie dye, and punks bring to mind the Dead Kennedies and patched battled vests.</text:p>
                        </text:list-item>
                      </text:list>
                    </text:list-item>
                    <text:list-item>
                      <text:p text:style-name="P16">Close reading, analysis or interpretation.</text:p>
                      <text:list>
                        <text:list-item>
                          <text:p text:style-name="P7"><text:span text:style-name="T7">Answer h</text:span>ow quote supports my thesis. </text:p>
                          <text:list>
                            <text:list-item>
                              <text:p text:style-name="P11">Individuals express themselves with their choices of music, fashion, and politics.</text:p>
                            </text:list-item>
                            <text:list-item>
                              <text:p text:style-name="P21">When these people do so, they put themselves into the group. </text:p>
                            </text:list-item>
                          </text:list>
                        </text:list-item>
                        <text:list-item>
                          <text:p text:style-name="P7"><text:span text:style-name="T7">Answer w</text:span>hy quote supports my thesis.</text:p>
                          <text:list>
                            <text:list-item>
                              <text:p text:style-name="P11"><text:span text:style-name="T16">T</text:span>his process <text:span text:style-name="T16">works simultaneously in both directions: the individual’s expression to the world, and as a way </text:span>define themselves.</text:p>
                            </text:list-item>
                            <text:list-item>
                              <text:p text:style-name="P11"><text:span text:style-name="T16">Both use </text:span>the signs of music, and thereby fashion.</text:p>
                            </text:list-item>
                          </text:list>
                        </text:list-item>
                      </text:list>
                    </text:list-item>
                    <text:list-item>
                      <text:p text:style-name="P16">Make a connection to other parts of the essay. Develop own ideas.</text:p>
                    </text:list-item>
                  </text:list>
                </text:list-item>
                <text:list-item>
                  <text:p text:style-name="P13">Quote <text:span text:style-name="T11">two</text:span>.</text:p>
                  <text:list>
                    <text:list-item>
                      <text:p text:style-name="P13"><text:soft-page-break/><text:span text:style-name="T11">I</text:span>ntro.</text:p>
                      <text:list>
                        <text:list-item>
                          <text:p text:style-name="P21">Johnson also writes about social groups, but takes an approach that is more focused on the group.</text:p>
                        </text:list-item>
                        <text:list-item>
                          <text:p text:style-name="P21">They write:</text:p>
                        </text:list-item>
                      </text:list>
                    </text:list-item>
                    <text:list-item>
                      <text:p text:style-name="Standard"><text:span text:style-name="T11">Q</text:span><text:span text:style-name="T9">uo</text:span>tation.</text:p>
                      <text:list>
                        <text:list-item>
                          <text:p text:style-name="Standard">“A city is a kind of pattern-amplifying machine: its neighborhoods are away of measuring and expressing the repeated behavior of larger collectivities-- capturing information about group behavior, and sharing that information with the group. Because those patterns are fed back to the community, small shifts in behavior can quickly escalate into larger movements” <text:span text:style-name="T16">(Johnson 194).</text:span></text:p>
                        </text:list-item>
                      </text:list>
                    </text:list-item>
                    <text:list-item>
                      <text:p text:style-name="P16">Summarize.</text:p>
                      <text:list>
                        <text:list-item>
                          <text:p text:style-name="P21">That is to say, when decisions are repeated on the level of an individual , there is a feedback loop that determines what happens on the level of the. </text:p>
                        </text:list-item>
                      </text:list>
                    </text:list-item>
                    <text:list-item>
                      <text:p text:style-name="P16">Close reading, analysis or interpretation.</text:p>
                      <text:list>
                        <text:list-item>
                          <text:p text:style-name="P7"><text:span text:style-name="T7">Answer h</text:span>ow quote supports my thesis. </text:p>
                          <text:list>
                            <text:list-item>
                              <text:p text:style-name="P21">Music subcultures share this feedback behavior: the group has music of a particular style, and that music captures that style, imposing it on the group. </text:p>
                            </text:list-item>
                          </text:list>
                        </text:list-item>
                        <text:list-item>
                          <text:p text:style-name="P7"><text:span text:style-name="T7">Answer w</text:span>hy quote supports my thesis.</text:p>
                          <text:list>
                            <text:list-item>
                              <text:p text:style-name="P21">Consider punk music: <text:span text:style-name="T15">it is typically loud and fast, using minimal if any studio work, as well as loose and shrill vocals.</text:span></text:p>
                            </text:list-item>
                            <text:list-item>
                              <text:p text:style-name="P11">These auditory qualities express the style of punks, such as being self-made, tough, and iconoclastic.</text:p>
                            </text:list-item>
                            <text:list-item>
                              <text:p text:style-name="P11">Punk individuals, as members of the punk social group, use punk music as a way to define themselves.</text:p>
                            </text:list-item>
                            <text:list-item>
                              <text:p text:style-name="P11">This <text:span text:style-name="T16">definition becomes the pattern to which punks hold themselves</text:span>, <text:span text:style-name="T16">continuing the pattern.</text:span></text:p>
                            </text:list-item>
                            <text:list-item>
                              <text:p text:style-name="P21">This principle is a core component of how an individuals identity can get established; that is, when an individual u</text:p>
                            </text:list-item>
                          </text:list>
                        </text:list-item>
                      </text:list>
                    </text:list-item>
                    <text:list-item>
                      <text:p text:style-name="P16">Make a connection to other parts of the essay. Develop own ideas</text:p>
                    </text:list-item>
                  </text:list>
                </text:list-item>
              </text:list>
            </text:list-item>
            <text:list-item>
              <text:p text:style-name="P8">Body paragraph <text:span text:style-name="T12">two</text:span>. </text:p>
              <text:list>
                <text:list-item>
                  <text:p text:style-name="P8"><text:span text:style-name="T9">Topic statement. </text:span><text:span text:style-name="T6">State </text:span><text:span text:style-name="T9">paragraph </text:span><text:span text:style-name="T10">claim, analysis &amp; relation to thesis. No generalization.</text:span></text:p>
                </text:list-item>
                <text:list-item>
                  <text:p text:style-name="P14">Quote one.</text:p>
                  <text:list>
                    <text:list-item>
                      <text:p text:style-name="P14"><text:span text:style-name="T11">I</text:span>ntro.</text:p>
                    </text:list-item>
                    <text:list-item>
                      <text:p text:style-name="P14"><text:span text:style-name="T11">Q</text:span>uotation.</text:p>
                    </text:list-item>
                    <text:list-item>
                      <text:p text:style-name="P17">Summarize. </text:p>
                    </text:list-item>
                    <text:list-item>
                      <text:p text:style-name="P17">Close reading, analysis or interpretation.</text:p>
                      <text:list>
                        <text:list-item>
                          <text:p text:style-name="P8"><text:span text:style-name="T7">Answer h</text:span>ow quote supports my thesis. </text:p>
                        </text:list-item>
                        <text:list-item>
                          <text:p text:style-name="P8"><text:span text:style-name="T7">Answer w</text:span>hy quote supports my thesis.</text:p>
                        </text:list-item>
                      </text:list>
                    </text:list-item>
                    <text:list-item>
                      <text:p text:style-name="P17">Make a connection to other parts of the essay. Develop own ideas.</text:p>
                    </text:list-item>
                  </text:list>
                </text:list-item>
                <text:list-item>
                  <text:p text:style-name="P14">Quote <text:span text:style-name="T11">two</text:span>.</text:p>
                  <text:list>
                    <text:list-item>
                      <text:p text:style-name="P14"><text:span text:style-name="T11">I</text:span>ntro.</text:p>
                    </text:list-item>
                    <text:list-item>
                      <text:p text:style-name="P14"><text:span text:style-name="T11">Q</text:span>uotation.</text:p>
                    </text:list-item>
                    <text:list-item>
                      <text:p text:style-name="P17">Summarize. </text:p>
                    </text:list-item>
                    <text:list-item>
                      <text:p text:style-name="P17">Close reading, analysis or interpretation.</text:p>
                      <text:list>
                        <text:list-item>
                          <text:p text:style-name="P8"><text:span text:style-name="T7">Answer h</text:span>ow quote supports my thesis. </text:p>
                        </text:list-item>
                        <text:list-item>
                          <text:p text:style-name="P8"><text:span text:style-name="T7">Answer w</text:span>hy quote supports my thesis.</text:p>
                        </text:list-item>
                      </text:list>
                    </text:list-item>
                    <text:list-item>
                      <text:p text:style-name="P17">Make a connection to other parts of the essay. Develop own ideas</text:p>
                    </text:list-item>
                  </text:list>
                </text:list-item>
              </text:list>
            </text:list-item>
            <text:list-item>
              <text:p text:style-name="P15">Conclusion.</text:p>
              <text:list>
                <text:list-item>
                  <text:p text:style-name="P15">Backwards <text:span text:style-name="T11">topic sentence. </text:span></text:p>
                </text:list-item>
                <text:list-item>
                  <text:p text:style-name="P16"><text:soft-page-break/>Synthesize quotes.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2-17T19:32:50.116374904</dc:date>
    <meta:editing-duration>P1DT13H41M59S</meta:editing-duration>
    <meta:editing-cycles>9</meta:editing-cycles>
    <meta:generator>LibreOffice/7.5.0.3$Linux_X86_64 LibreOffice_project/50$Build-3</meta:generator>
    <meta:document-statistic meta:table-count="0" meta:image-count="0" meta:object-count="0" meta:page-count="3" meta:paragraph-count="74" meta:word-count="785" meta:character-count="4653" meta:non-whitespace-character-count="3992"/>
  </office:meta>
</office:document-meta>
</file>